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6:16:55.484582659</meta:creation-date>
    <dc:date>2025-03-09T17:19:10.103593822</dc:date>
    <meta:editing-duration>PT1H2M16S</meta:editing-duration>
    <meta:editing-cycles>2</meta:editing-cycles>
    <meta:generator>LibreOffice/24.8.5.2$Linux_X86_64 LibreOffice_project/4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